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d8815" officeooo:paragraph-rsid="001d8815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d8815" officeooo:paragraph-rsid="001d8815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ed657" officeooo:paragraph-rsid="001ed657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4: Display oid of each record while inserting multiple rows</text:p>
      <text:p text:style-name="P2"/>
      <text:p text:style-name="P2"/>
      <text:p text:style-name="P3">path follows to make change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20:18:16.468338769</meta:creation-date>
    <dc:date>2020-02-19T20:34:47.092638173</dc:date>
    <meta:editing-duration>PT16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6" meta:character-count="98" meta:non-whitespace-character-count="84"/>
  </office:meta>
</office:document-meta>
</file>